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9ce" officeooo:paragraph-rsid="0018d9ce"/>
    </style:style>
    <style:style style:name="P2" style:family="paragraph" style:parent-style-name="Standard">
      <style:text-properties officeooo:rsid="001d3f2e" officeooo:paragraph-rsid="001d3f2e"/>
    </style:style>
    <style:style style:name="P3" style:family="paragraph" style:parent-style-name="Standard">
      <style:text-properties officeooo:paragraph-rsid="001d3f2e"/>
    </style:style>
    <style:style style:name="P4" style:family="paragraph" style:parent-style-name="Standard">
      <style:text-properties fo:font-weight="bold" officeooo:paragraph-rsid="001d3f2e" style:font-weight-asian="bold" style:font-weight-complex="bold"/>
    </style:style>
    <style:style style:name="P5" style:family="paragraph" style:parent-style-name="Standard">
      <style:text-properties fo:font-weight="bold" officeooo:rsid="001d3f2e" officeooo:paragraph-rsid="001d3f2e" style:font-weight-asian="bold" style:font-weight-complex="bold"/>
    </style:style>
    <style:style style:name="P6" style:family="paragraph" style:parent-style-name="Standard">
      <style:text-properties fo:font-weight="normal" officeooo:rsid="001d3f2e" officeooo:paragraph-rsid="001d3f2e" style:font-weight-asian="normal" style:font-weight-complex="norm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d3f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3f2e" style:font-weight-asian="bold" style:font-weight-complex="bold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12pt"/>
    </style:style>
    <style:style style:name="gr1" style:family="graphic">
      <style:graphic-properties draw:stroke="none" svg:stroke-color="#000000" draw:marker-end="Arrowheads_20_1" draw:fill="none" draw:fill-color="#ffffff" fo:min-height="0.855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marker-end="Arrowheads_20_1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marker-end="Arrowheads_20_1" draw:fill="none" draw:fill-color="#ffffff" fo:min-height="1.779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marker-end="Arrowheads_20_1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marker-end="Arrowheads_20_1" draw:fill="none" draw:fill-color="#ffffff" fo:min-height="0.88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marker-end="Arrowheads_20_1" draw:fill="none" draw:fill-color="#ffffff" fo:min-height="4.2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marker-end="Arrowheads_20_1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marker-end="Arrowheads_20_1" draw:fill="none" draw:fill-color="#ffffff" fo:min-height="0.84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marker-end="Arrowheads_20_1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marker-end="Arrowheads_20_1" draw:fill="none" draw:fill-color="#ffffff" fo:min-height="1.07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marker-end="Arrowheads_20_1" draw:fill="none" draw:fill-color="#ffffff" fo:min-height="1.03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marker-end="Arrowheads_20_1" draw:fill="none" draw:fill-color="#ffffff" fo:min-height="1.06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marker-end="Arrowheads_20_1" draw:fill="none" draw:fill-color="#ffffff" fo:min-height="0.7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3" draw:text-style-name="P7" svg:width="0.8441in" svg:height="1.1512in" svg:x="0.0547in" svg:y="0.7547in"><draw:text-box><text:p><text:s text:c="6"/><text:span text:style-name="T2">type</text:span></text:p><text:p>Id <text:s text:c="4"/>name</text:p><text:p>1 <text:s text:c="3"/>walker</text:p><text:p>2 <text:s text:c="3"/>medico</text:p><text:p>3 <text:s text:c="3"/>hoster</text:p><text:p>4 <text:s text:c="3"/>client</text:p></draw:text-box></draw:frame><draw:frame text:anchor-type="paragraph" draw:z-index="1" draw:name="Shape1_0" draw:style-name="gr7" draw:text-style-name="P7" svg:width="1.3024in" svg:height="1.1512in" svg:x="1.5339in" svg:y="0.1091in"><draw:text-box><text:p><text:span text:style-name="T2"><text:s text:c="2"/></text:span><text:span text:style-name="T2">user_type</text:span></text:p><text:p>Id <text:s/>user_id <text:s/>type_id</text:p><text:p>1 <text:s text:c="3"/>1<text:tab/><text:tab/><text:tab/>2</text:p><text:p>2 <text:s text:c="3"/>1<text:tab/><text:tab/><text:tab/>3</text:p><text:p>3 <text:s text:c="3"/>2<text:tab/><text:tab/><text:tab/>3</text:p><text:p>4 <text:s text:c="3"/>3<text:tab/><text:tab/><text:tab/>4</text:p></draw:text-box></draw:frame><draw:frame text:anchor-type="paragraph" draw:z-index="2" draw:name="Shape1_1" draw:style-name="gr4" draw:text-style-name="P7" svg:width="1.1252in" svg:height="1.9177in" svg:x="3.3047in" svg:y="0.0362in"><draw:text-box><text:p><text:span text:style-name="T2">User</text:span></text:p><text:p>Id</text:p><text:p>Name</text:p><text:p>Name_2</text:p><text:p>Lastname</text:p><text:p>Lastname_2</text:p><text:p>DNI</text:p><text:p>Phone</text:p><text:p>mobile_phone</text:p><text:p>birth_date</text:p></draw:text-box></draw:frame><draw:frame text:anchor-type="paragraph" draw:z-index="3" draw:name="Shape1_2" draw:style-name="gr12" draw:text-style-name="P7" svg:width="1.1252in" svg:height="1.3425in" svg:x="5.0134in" svg:y="-0.0472in"><draw:text-box><text:p><text:span text:style-name="T2">location</text:span></text:p><text:p>Id</text:p><text:p>Street</text:p><text:p>City</text:p><text:p>Country</text:p><text:p>Number</text:p><text:p>cpCode</text:p></draw:text-box></draw:frame><draw:frame text:anchor-type="paragraph" draw:z-index="4" draw:name="Shape1_3" draw:style-name="gr11" draw:text-style-name="P7" svg:width="1.1252in" svg:height="1.3425in" svg:x="5.0965in" svg:y="1.5256in"><draw:text-box><text:p><text:span text:style-name="T2">delicate_data</text:span></text:p><text:p>Id</text:p><text:p>email</text:p><text:p>password</text:p><text:p>SecurityNumber</text:p><text:p>Time_of_create</text:p><text:p/></draw:text-box></draw:frame><draw:frame text:anchor-type="paragraph" draw:z-index="5" draw:name="Shape1_4" draw:style-name="gr10" draw:text-style-name="P7" svg:width="1.1252in" svg:height="1.0732in" svg:x="-0.0181in" svg:y="2.7445in"><draw:text-box><text:p><text:span text:style-name="T2">House_data</text:span></text:p><text:p>Id</text:p><text:p>Name</text:p><text:p>Price</text:p><text:p/></draw:text-box></draw:frame><draw:frame text:anchor-type="paragraph" draw:z-index="6" draw:name="Shape1_5" draw:style-name="gr9" draw:text-style-name="P8" svg:width="1.2815in" svg:height="1.3425in" svg:x="-0.2161in" svg:y="4.411in"><draw:text-box><text:p><text:span text:style-name="T5"><text:s text:c="6"/></text:span><text:span text:style-name="T4">type</text:span></text:p><text:p><text:span text:style-name="T5">Id <text:s text:c="4"/>house_type</text:span></text:p><text:p><text:span text:style-name="T5">1 <text:s text:c="3"/>ph</text:span></text:p><text:p><text:span text:style-name="T5">2 <text:s text:c="3"/>departamento</text:span></text:p><text:p><text:span text:style-name="T5">3 <text:s text:c="3"/>casa</text:span></text:p><text:p><text:span text:style-name="T5">4 <text:s text:c="3"/>country</text:span></text:p></draw:text-box></draw:frame><draw:frame text:anchor-type="paragraph" draw:z-index="7" draw:name="Shape1_6" draw:style-name="gr4" draw:text-style-name="P7" svg:width="1.6043in" svg:height="1.5343in" svg:x="1.3465in" svg:y="2.7028in"><draw:text-box><text:p><text:span text:style-name="T2"><text:s text:c="2"/></text:span><text:span text:style-name="T2">house_amenities</text:span></text:p><text:p>Id <text:s/>house_id <text:s/>qualifi_id</text:p><text:p>1 <text:s text:c="3"/>1<text:tab/><text:tab/><text:tab/>2</text:p><text:p>2 <text:s text:c="3"/>1<text:tab/><text:tab/><text:tab/>3</text:p><text:p>3 <text:s text:c="3"/>2<text:tab/><text:tab/><text:tab/>3</text:p><text:p>4 <text:s text:c="3"/>3<text:tab/><text:tab/><text:tab/>4</text:p></draw:text-box></draw:frame><draw:frame text:anchor-type="paragraph" draw:z-index="9" draw:name="Shape1_8" draw:style-name="gr8" draw:text-style-name="P8" svg:width="1.2815in" svg:height="0.8441in" svg:x="1.5654in" svg:y="4.3902in"><draw:text-box><text:p><text:span text:style-name="T5"><text:s text:c="6"/></text:span><text:span text:style-name="T4">qualification</text:span></text:p><text:p><text:span text:style-name="T5">Id</text:span></text:p><text:p><text:span text:style-name="T5">start</text:span></text:p><text:p><text:span text:style-name="T5">comment</text:span></text:p></draw:text-box></draw:frame><draw:frame text:anchor-type="paragraph" draw:z-index="10" draw:name="Shape1_9" draw:style-name="gr7" draw:text-style-name="P8" svg:width="2.6878in" svg:height="1.1512in" svg:x="3.4091in" svg:y="4.3799in"><draw:text-box><text:p><text:span text:style-name="T5"><text:s text:c="6"/></text:span><text:span text:style-name="T4">House_user_qualification</text:span></text:p><text:p><text:span text:style-name="T5">Id <text:s text:c="4"/>house_id <text:s text:c="4"/>user_id <text:s text:c="4"/></text:span><text:span text:style-name="T5">qualifica_id</text:span></text:p><text:p><text:span text:style-name="T5">1</text:span><text:span text:style-name="T5"><text:tab/></text:span><text:span text:style-name="T5">2</text:span><text:span text:style-name="T5"><text:tab/></text:span><text:span text:style-name="T5"> <text:s text:c="5"/>3</text:span><text:span text:style-name="T5"><text:tab/></text:span><text:span text:style-name="T5"><text:tab/></text:span><text:span text:style-name="T5">2</text:span></text:p><text:p><text:span text:style-name="T5">2</text:span><text:span text:style-name="T5"><text:tab/></text:span><text:span text:style-name="T5">2</text:span><text:span text:style-name="T5"><text:tab/></text:span><text:span text:style-name="T5"> <text:s text:c="5"/>4</text:span><text:span text:style-name="T5"><text:tab/></text:span><text:span text:style-name="T5"><text:tab/></text:span><text:span text:style-name="T5">4</text:span></text:p><text:p><text:span text:style-name="T5">2</text:span><text:span text:style-name="T5"><text:tab/></text:span><text:span text:style-name="T5">2</text:span><text:span text:style-name="T5"><text:tab/></text:span><text:span text:style-name="T5"> <text:s text:c="5"/>5</text:span><text:span text:style-name="T5"><text:tab/></text:span><text:span text:style-name="T5"><text:tab/></text:span><text:span text:style-name="T5">6</text:span></text:p></draw:text-box></draw:frame><draw:frame text:anchor-type="paragraph" draw:z-index="11" draw:name="Shape1_10" draw:style-name="gr6" draw:text-style-name="P8" svg:width="1.6878in" svg:height="4.2815in" svg:x="2.4193in" svg:y="5.7965in"><draw:text-box><text:p><text:span text:style-name="T4">Pets</text:span></text:p><text:p><text:span text:style-name="T5">Id</text:span></text:p><text:p><text:span text:style-name="T5">Name</text:span></text:p><text:p><text:span text:style-name="T5">Name_2</text:span></text:p><text:p><text:span text:style-name="T5">Lastname</text:span></text:p><text:p><text:span text:style-name="T5">Lastname_2</text:span></text:p><text:p><text:span text:style-name="T5">Email (urgent)</text:span></text:p><text:p><text:span text:style-name="T5">Phone</text:span></text:p><text:p><text:span text:style-name="T5">mobile_phone</text:span></text:p><text:p><text:span text:style-name="T5">birth_date or age</text:span></text:p><text:p><text:span text:style-name="T5">Description</text:span></text:p><text:p><text:span text:style-name="T5">Diseases</text:span></text:p><text:p><text:span text:style-name="T5">habitat_pref</text:span></text:p><text:p><text:span text:style-name="T5">Important</text:span></text:p><text:p><text:span text:style-name="T5">Location</text:span></text:p><text:p><text:span text:style-name="T5">Race</text:span></text:p><text:p><text:span text:style-name="T5">ReproductiveSta</text:span><text:span text:style-name="T5">tus</text:span></text:p><text:p><text:span text:style-name="T5">Sex</text:span></text:p><text:p><text:span text:style-name="T5">Surgeries</text:span></text:p><text:p><text:span text:style-name="T5">Type</text:span></text:p><text:p><text:span text:style-name="T5">Vaccination</text:span></text:p><text:p><text:span text:style-name="T5">weight</text:span></text:p></draw:text-box></draw:frame><draw:frame text:anchor-type="paragraph" draw:z-index="12" draw:name="Shape1_11" draw:style-name="gr5" draw:text-style-name="P7" svg:width="1.1252in" svg:height="0.8858in" svg:x="0.7736in" svg:y="5.9008in"><draw:text-box><text:p><text:span text:style-name="T2">User_pets</text:span></text:p><text:p>Id</text:p><text:p>User_id</text:p><text:p>pet_id</text:p></draw:text-box></draw:frame><draw:frame text:anchor-type="paragraph" draw:z-index="13" draw:name="Shape1_12" draw:style-name="gr4" draw:text-style-name="P7" svg:width="2.0106in" svg:height="1.5343in" svg:x="4.7528in" svg:y="6.1402in"><draw:text-box><text:p><text:span text:style-name="T2">walker_location_realtime</text:span></text:p><text:p>Id <text:s text:c="4"/>user_id <text:s text:c="6"/>location</text:p><text:p>1 <text:s text:c="3"/><text:tab/>2<text:tab/> <text:s text:c="5"/>434:434</text:p><text:p>2 <text:s text:c="3"/><text:tab/>2<text:tab/> <text:s text:c="5"/>434:434</text:p><text:p>3 <text:s text:c="3"/><text:tab/>2<text:tab/> <text:s text:c="5"/>434:434</text:p></draw:text-box></draw:frame><draw:frame text:anchor-type="paragraph" draw:z-index="14" draw:name="Shape1_13" draw:style-name="gr3" draw:text-style-name="P7" svg:width="2.063in" svg:height="1.7803in" svg:x="-0.4346in" svg:y="6.9945in"><draw:text-box><text:p><text:span text:style-name="T2">Reservation</text:span></text:p><text:p>Id</text:p><text:p>Number of reservation</text:p><text:p>Date</text:p><text:p>Start_date</text:p><text:p>end_date</text:p><text:p>Key</text:p><text:p>is_confirmed?</text:p><text:p>State (falta, en curso, pasado)</text:p></draw:text-box></draw:frame><draw:frame text:anchor-type="paragraph" draw:z-index="15" draw:name="Shape1_14" draw:style-name="gr2" draw:text-style-name="P7" svg:width="1.6252in" svg:height="1.1512in" svg:x="-0.4035in" svg:y="9.0972in"><draw:text-box><text:p><text:span text:style-name="T2">user_Reservation</text:span></text:p><text:p>Id</text:p><text:p>user_id</text:p><text:p>reservation_id</text:p><text:p>is_Started? (entra o sale el animal)</text:p></draw:text-box></draw:frame><draw:frame text:anchor-type="paragraph" draw:z-index="16" draw:name="Shape1_15" draw:style-name="gr2" draw:text-style-name="P7" svg:width="1.6252in" svg:height="1.9177in" svg:x="5.5445in" svg:y="7.8264in"><draw:text-box><text:p><text:span text:style-name="T2">cards</text:span></text:p><text:p>Id</text:p><text:p>Is_credit?</text:p><text:p>is_debit?</text:p><text:p>Number</text:p><text:p>Type</text:p><text:p>Date of create</text:p><text:p>Date of expered</text:p><text:p>Name</text:p><text:p>secret_code</text:p></draw:text-box></draw:frame><draw:frame text:anchor-type="paragraph" draw:z-index="17" draw:name="Shape1_16" draw:style-name="gr1" draw:text-style-name="P7" svg:width="0.8752in" svg:height="0.8559in" svg:x="4.2528in" svg:y="7.972in"><draw:text-box><text:p><text:span text:style-name="T2">user_card</text:span></text:p><text:p>Id</text:p><text:p>user_id</text:p><text:p>card_id</text:p></draw:text-box></draw:frame>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8" draw:name="Shape1_7" draw:style-name="gr9" draw:text-style-name="P8" svg:width="2.063in" svg:height="1.3425in" svg:x="3.2217in" svg:y="0.128in"><draw:text-box><text:p><text:span text:style-name="T5"><text:s text:c="6"/></text:span><text:span text:style-name="T4">amenities</text:span></text:p><text:p><text:span text:style-name="T5">Id <text:s text:c="4"/></text:span><text:span text:style-name="T5">qualif_type <text:s text:c="3"/></text:span><text:span text:style-name="T5">Icon</text:span></text:p><text:p><text:span text:style-name="T5">1 <text:s text:c="3"/>isBest</text:span><text:span text:style-name="T5"><text:tab/></text:span><text:span text:style-name="T5"> <text:s text:c="5"/></text:span><text:span text:style-name="T5">icono</text:span></text:p><text:p><text:span text:style-name="T5">2 <text:s text:c="3"/>isFood</text:span></text:p><text:p><text:span text:style-name="T5">3 <text:s text:c="3"/>isShower</text:span></text:p><text:p><text:span text:style-name="T5">4 <text:s text:c="3"/>isWalk 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pis</text:p>
      <text:p text:style-name="P2"/>
      <text:p text:style-name="P2"><text:span text:style-name="T2">Crear usuario y contrase;a</text:span> </text:p>
      <text:p text:style-name="P2">(este tiene que tener un sistema de seguridad que cuando se logea varias veces, el usuario se bloquea, pide volverlo a intentar mas tarde o un captcha)</text:p>
      <text:p text:style-name="P2"/>
      <text:p text:style-name="P4"><text:span text:style-name="T1">Crear usuario</text:span></text:p>
      <text:p text:style-name="P6">(tiene que poder definir si solo va a ser cliente, hoster y otras cosas)</text:p>
      <text:p text:style-name="P6"/>
      <text:p text:style-name="P5">Darte de Alta como paseador</text:p>
      <text:p text:style-name="P6">a</text:p>
      <text:p text:style-name="P3"><text:span text:style-name="T3">Darte de Alta como Hoster</text:span></text:p>
      <text:p text:style-name="P6">a</text:p>
      <text:p text:style-name="P3"><text:span text:style-name="T3">Darte de Alta como Medico</text:span></text:p>
      <text:p text:style-name="P6">a</text:p>
      <text:p text:style-name="P3"><text:span text:style-name="T3">Dar de Alta a un Animal</text:span></text:p>
      <text:p text:style-name="P6">a</text:p>
      <text:p text:style-name="P2"/>
      <text:p text:style-name="P5">Crear Reserva</text:p>
      <text:p text:style-name="P5"/>
      <text:p text:style-name="P5">Cofirmacion de QR</text:p>
      <text:p text:style-name="P5"/>
      <text:p text:style-name="P5">Realizar Pago</text:p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2:35:57.557671463</meta:creation-date>
    <dc:date>2022-03-17T13:39:43.912471517</dc:date>
    <meta:editing-duration>PT10M2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7" meta:word-count="81" meta:character-count="415" meta:non-whitespace-character-count="350"/>
  </office:meta>
</office:document-meta>
</file>